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3" table:default-cell-style-name="ce6"/>
        <table:table-column table:style-name="co1" table:default-cell-style-name="ce9"/>
        <table:table-row table:style-name="ro1">
          <table:table-cell table:style-name="ce1" office:value-type="string" calcext:value-type="string">
            <text:p>Nome das pessoas </text:p>
          </table:table-cell>
          <table:table-cell table:style-name="ce1" office:value-type="string" calcext:value-type="string">
            <text:p>Valor inicial </text:p>
          </table:table-cell>
          <table:table-cell table:style-name="ce1" office:value-type="string" calcext:value-type="string">
            <text:p>Valor ingresso</text:p>
          </table:table-cell>
          <table:table-cell table:style-name="ce1" office:value-type="string" calcext:value-type="string">
            <text:p>Fila rápida</text:p>
          </table:table-cell>
          <table:table-cell table:style-name="ce1" office:value-type="string" calcext:value-type="string">
            <text:p>Valor lanche</text:p>
          </table:table-cell>
          <table:table-cell table:style-name="ce1" office:value-type="string" calcext:value-type="string">
            <text:p>Valor almoço</text:p>
          </table:table-cell>
          <table:table-cell table:style-name="ce1" office:value-type="string" calcext:value-type="string">
            <text:p>Valor total</text:p>
          </table:table-cell>
          <table:table-cell table:style-name="ce1" office:value-type="string" calcext:value-type="string">
            <text:p>Valor restante</text:p>
          </table:table-cell>
          <table:table-cell table:style-name="ce1" office:value-type="string" calcext:value-type="string">
            <text:p>Mensagem</text:p>
          </table:table-cell>
          <table:table-cell table:style-name="ce1" office:value-type="string" calcext:value-type="string">
            <text:p>% de gasto</text:p>
          </table:table-cell>
        </table:table-row>
        <table:table-row table:style-name="ro1">
          <table:table-cell office:value-type="string" calcext:value-type="string">
            <text:p>Pessoa 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formula="of:=[.C2]+[.D2]*4+[.E2]+[.F2]" office:value-type="float" office:value="53" calcext:value-type="float">
            <text:p>53</text:p>
          </table:table-cell>
          <table:table-cell table:formula="of:=[.B2]-[.G2]" office:value-type="float" office:value="-3" calcext:value-type="float">
            <text:p>-3</text:p>
          </table:table-cell>
          <table:table-cell table:formula="of:=IF([.H2]&lt;=0;&quot;IIII já deu!&quot;;&quot;arrasou&quot;)" office:value-type="string" office:string-value="IIII já deu!" calcext:value-type="string">
            <text:p>IIII já deu!</text:p>
          </table:table-cell>
          <table:table-cell table:formula="of:=[.G2]/[.B2]" office:value-type="percentage" office:value="1.06" calcext:value-type="percentage">
            <text:p>106,00%</text:p>
          </table:table-cell>
        </table:table-row>
        <table:table-row table:style-name="ro1">
          <table:table-cell office:value-type="string" calcext:value-type="string">
            <text:p>Pessoa B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formula="of:=[.C3]+[.D3]*4+[.E3]+[.F3]" office:value-type="float" office:value="40" calcext:value-type="float">
            <text:p>40</text:p>
          </table:table-cell>
          <table:table-cell table:formula="of:=[.B3]-[.G3]" office:value-type="float" office:value="10" calcext:value-type="float">
            <text:p>10</text:p>
          </table:table-cell>
          <table:table-cell table:formula="of:=IF([.H3]&lt;=0;&quot;IIII já deu!&quot;;&quot;arrasou&quot;)" office:value-type="string" office:string-value="arrasou" calcext:value-type="string">
            <text:p>arrasou</text:p>
          </table:table-cell>
          <table:table-cell table:formula="of:=[.G3]/[.B3]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Pessoa C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formula="of:=[.C4]+[.D4]*4+[.E4]+[.F4]" office:value-type="float" office:value="45" calcext:value-type="float">
            <text:p>45</text:p>
          </table:table-cell>
          <table:table-cell table:formula="of:=[.B4]-[.G4]" office:value-type="float" office:value="5" calcext:value-type="float">
            <text:p>5</text:p>
          </table:table-cell>
          <table:table-cell table:formula="of:=IF([.H4]&lt;=0;&quot;IIII já deu!&quot;;&quot;arrasou&quot;)" office:value-type="string" office:string-value="arrasou" calcext:value-type="string">
            <text:p>arrasou</text:p>
          </table:table-cell>
          <table:table-cell table:formula="of:=[.G4]/[.B4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Pessoa D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formula="of:=[.C5]+[.D5]*4+[.E5]+[.F5]" office:value-type="float" office:value="53" calcext:value-type="float">
            <text:p>53</text:p>
          </table:table-cell>
          <table:table-cell table:formula="of:=[.B5]-[.G5]" office:value-type="float" office:value="-3" calcext:value-type="float">
            <text:p>-3</text:p>
          </table:table-cell>
          <table:table-cell table:formula="of:=IF([.H5]&lt;=0;&quot;IIII já deu!&quot;;&quot;arrasou&quot;)" office:value-type="string" office:string-value="IIII já deu!" calcext:value-type="string">
            <text:p>IIII já deu!</text:p>
          </table:table-cell>
          <table:table-cell table:formula="of:=[.G5]/[.B5]" office:value-type="percentage" office:value="1.06" calcext:value-type="percentage">
            <text:p>106,00%</text:p>
          </table:table-cell>
        </table:table-row>
        <table:table-row table:style-name="ro1">
          <table:table-cell office:value-type="string" calcext:value-type="string">
            <text:p>Pessoa 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formula="of:=[.C6]+[.D6]*4+[.E6]+[.F6]" office:value-type="float" office:value="57" calcext:value-type="float">
            <text:p>57</text:p>
          </table:table-cell>
          <table:table-cell table:formula="of:=[.B6]-[.G6]" office:value-type="float" office:value="-7" calcext:value-type="float">
            <text:p>-7</text:p>
          </table:table-cell>
          <table:table-cell table:formula="of:=IF([.H6]&lt;=0;&quot;IIII já deu!&quot;;&quot;arrasou&quot;)" office:value-type="string" office:string-value="IIII já deu!" calcext:value-type="string">
            <text:p>IIII já deu!</text:p>
          </table:table-cell>
          <table:table-cell table:formula="of:=[.G6]/[.B6]" office:value-type="percentage" office:value="1.14" calcext:value-type="percentage">
            <text:p>114,00%</text:p>
          </table:table-cell>
        </table:table-row>
        <table:table-row table:style-name="ro1">
          <table:table-cell office:value-type="string" calcext:value-type="string">
            <text:p>Pessoa F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formula="of:=[.C7]+[.D7]*4+[.E7]+[.F7]" office:value-type="float" office:value="64" calcext:value-type="float">
            <text:p>64</text:p>
          </table:table-cell>
          <table:table-cell table:formula="of:=[.B7]-[.G7]" office:value-type="float" office:value="-14" calcext:value-type="float">
            <text:p>-14</text:p>
          </table:table-cell>
          <table:table-cell table:formula="of:=IF([.H7]&lt;=0;&quot;IIII já deu!&quot;;&quot;arrasou&quot;)" office:value-type="string" office:string-value="IIII já deu!" calcext:value-type="string">
            <text:p>IIII já deu!</text:p>
          </table:table-cell>
          <table:table-cell table:formula="of:=[.G7]/[.B7]" office:value-type="percentage" office:value="1.28" calcext:value-type="percentage">
            <text:p>128,00%</text:p>
          </table:table-cell>
        </table:table-row>
        <table:table-row table:style-name="ro1">
          <table:table-cell office:value-type="string" calcext:value-type="string">
            <text:p>Pessoa G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formula="of:=[.C8]+[.D8]*4+[.E8]+[.F8]" office:value-type="float" office:value="40" calcext:value-type="float">
            <text:p>40</text:p>
          </table:table-cell>
          <table:table-cell table:formula="of:=[.B8]-[.G8]" office:value-type="float" office:value="10" calcext:value-type="float">
            <text:p>10</text:p>
          </table:table-cell>
          <table:table-cell table:formula="of:=IF([.H8]&lt;=0;&quot;IIII já deu!&quot;;&quot;arrasou&quot;)" office:value-type="string" office:string-value="arrasou" calcext:value-type="string">
            <text:p>arrasou</text:p>
          </table:table-cell>
          <table:table-cell table:formula="of:=[.G8]/[.B8]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Pessoa H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formula="of:=[.C9]+[.D9]*4+[.E9]+[.F9]" office:value-type="float" office:value="68" calcext:value-type="float">
            <text:p>68</text:p>
          </table:table-cell>
          <table:table-cell table:formula="of:=[.B9]-[.G9]" office:value-type="float" office:value="-18" calcext:value-type="float">
            <text:p>-18</text:p>
          </table:table-cell>
          <table:table-cell table:formula="of:=IF([.H9]&lt;=0;&quot;IIII já deu!&quot;;&quot;arrasou&quot;)" office:value-type="string" office:string-value="IIII já deu!" calcext:value-type="string">
            <text:p>IIII já deu!</text:p>
          </table:table-cell>
          <table:table-cell table:formula="of:=[.G9]/[.B9]" office:value-type="percentage" office:value="1.36" calcext:value-type="percentage">
            <text:p>136,00%</text:p>
          </table:table-cell>
        </table:table-row>
        <table:table-row table:style-name="ro1">
          <table:table-cell office:value-type="string" calcext:value-type="string">
            <text:p>Pessoa I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formula="of:=[.C10]+[.D10]*4+[.E10]+[.F10]" office:value-type="float" office:value="45" calcext:value-type="float">
            <text:p>45</text:p>
          </table:table-cell>
          <table:table-cell table:formula="of:=[.B10]-[.G10]" office:value-type="float" office:value="5" calcext:value-type="float">
            <text:p>5</text:p>
          </table:table-cell>
          <table:table-cell table:formula="of:=IF([.H10]&lt;=0;&quot;IIII já deu!&quot;;&quot;arrasou&quot;)" office:value-type="string" office:string-value="arrasou" calcext:value-type="string">
            <text:p>arrasou</text:p>
          </table:table-cell>
          <table:table-cell table:formula="of:=[.G10]/[.B10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Pessoa J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table:formula="of:=[.C11]+[.D11]*4+[.E11]+[.F11]" office:value-type="float" office:value="40" calcext:value-type="float">
            <text:p>40</text:p>
          </table:table-cell>
          <table:table-cell table:formula="of:=[.B11]-[.G11]" office:value-type="float" office:value="10" calcext:value-type="float">
            <text:p>10</text:p>
          </table:table-cell>
          <table:table-cell table:formula="of:=IF([.H11]&lt;=0;&quot;IIII já deu!&quot;;&quot;arrasou&quot;)" office:value-type="string" office:string-value="arrasou" calcext:value-type="string">
            <text:p>arrasou</text:p>
          </table:table-cell>
          <table:table-cell table:formula="of:=[.G11]/[.B11]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Pessoa K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formula="of:=[.C12]+[.D12]*4+[.E12]+[.F12]" office:value-type="float" office:value="60" calcext:value-type="float">
            <text:p>60</text:p>
          </table:table-cell>
          <table:table-cell table:formula="of:=[.B12]-[.G12]" office:value-type="float" office:value="-10" calcext:value-type="float">
            <text:p>-10</text:p>
          </table:table-cell>
          <table:table-cell table:formula="of:=IF([.H12]&lt;=0;&quot;IIII já deu!&quot;;&quot;arrasou&quot;)" office:value-type="string" office:string-value="IIII já deu!" calcext:value-type="string">
            <text:p>IIII já deu!</text:p>
          </table:table-cell>
          <table:table-cell table:formula="of:=[.G12]/[.B12]" office:value-type="percentage" office:value="1.2" calcext:value-type="percentage">
            <text:p>120,00%</text:p>
          </table:table-cell>
        </table:table-row>
        <table:table-row table:style-name="ro1">
          <table:table-cell office:value-type="string" calcext:value-type="string">
            <text:p>Pessoa L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formula="of:=[.C13]+[.D13]*4+[.E13]+[.F13]" office:value-type="float" office:value="77" calcext:value-type="float">
            <text:p>77</text:p>
          </table:table-cell>
          <table:table-cell table:formula="of:=[.B13]-[.G13]" office:value-type="float" office:value="-27" calcext:value-type="float">
            <text:p>-27</text:p>
          </table:table-cell>
          <table:table-cell table:formula="of:=IF([.H13]&lt;=0;&quot;IIII já deu!&quot;;&quot;arrasou&quot;)" office:value-type="string" office:string-value="IIII já deu!" calcext:value-type="string">
            <text:p>IIII já deu!</text:p>
          </table:table-cell>
          <table:table-cell table:formula="of:=[.G13]/[.B13]" office:value-type="percentage" office:value="1.54" calcext:value-type="percentage">
            <text:p>154,00%</text:p>
          </table:table-cell>
        </table:table-row>
        <table:table-row table:style-name="ro2" table:number-rows-repeated="2"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TOTAL</text:p>
            <draw:frame table:end-cell-address="Planilha1.G35" table:end-x="0.592cm" table:end-y="0.012cm" draw:z-index="0" draw:name="Chart 1" draw:style-name="gr1" draw:text-style-name="P1" svg:width="14.138cm" svg:height="8.252cm" svg:x="0cm" svg:y="0.411cm">
              <draw:object draw:notify-on-update-of-ranges="Planilha1.A2:Planilha1.A13 Planilha1.G1:Planilha1.G1 Planilha1.G2:Planilha1.G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formula="of:=SUM([.B2:.B13])" office:value-type="float" office:value="600" calcext:value-type="float">
            <text:p>600</text:p>
          </table:table-cell>
          <table:table-cell table:style-name="ce4" table:formula="of:=SUM([.C2:.C13])" office:value-type="float" office:value="300" calcext:value-type="float">
            <text:p>300</text:p>
          </table:table-cell>
          <table:table-cell table:style-name="ce5" table:formula="of:=COUNTA([.D2:.D13])" office:value-type="float" office:value="7" calcext:value-type="float">
            <text:p>7</text:p>
          </table:table-cell>
          <table:table-cell table:style-name="ce5" table:formula="of:=COUNTA([.E2:.E13])" office:value-type="float" office:value="6" calcext:value-type="float">
            <text:p>6</text:p>
          </table:table-cell>
          <table:table-cell table:style-name="ce5" table:formula="of:=COUNTA([.F2:.F13])" office:value-type="float" office:value="6" calcext:value-type="float">
            <text:p>6</text:p>
          </table:table-cell>
          <table:table-cell table:style-name="ce7" table:formula="of:=MAX([.G2:.G13])" office:value-type="float" office:value="77" calcext:value-type="float">
            <text:p>7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8" table:formula="of:=MIN([.G2:.G13])" office:value-type="float" office:value="40" calcext:value-type="float">
            <text:p>4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1T11:13:08.171017355</meta:creation-date>
    <dc:date>2025-06-11T11:33:58.817991688</dc:date>
    <meta:editing-duration>PT10M17S</meta:editing-duration>
    <meta:editing-cycles>1</meta:editing-cycles>
    <meta:document-statistic meta:table-count="1" meta:cell-count="12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4.139cm" svg:height="8.253cm" xlink:href=".." xlink:type="simple" chart:class="chart:bar" chart:style-name="ch1">
        <chart:legend chart:legend-position="end" svg:x="11.823cm" svg:y="3.827cm" style:legend-expansion="high" chart:style-name="ch2"/>
        <chart:plot-area chart:style-name="ch3" table:cell-range-address="Planilha1.A2:Planilha1.A13 Planilha1.G1:Planilha1.G13" chart:data-source-has-labels="both" svg:x="1.342cm" svg:y="0.165cm" svg:width="10.199cm" svg:height="6.893cm">
          <chartooo:coordinate-region svg:x="2.951cm" svg:y="0.165cm" svg:width="8.376cm" svg:height="6.396cm"/>
          <chart:axis chart:dimension="x" chart:name="primary-x" chart:style-name="ch4" chartooo:axis-type="text">
            <chart:title svg:x="0.451cm" svg:y="5.21cm" chart:style-name="ch5">
              <text:p>Nome das pessoas </text:p>
            </chart:title>
            <chart:categories table:cell-range-address="Planilha1.A2:Planilha1.A13"/>
          </chart:axis>
          <chart:axis chart:dimension="y" chart:name="primary-y" chart:style-name="ch6">
            <chart:title svg:x="5.596cm" svg:y="7.224cm" chart:style-name="ch7">
              <text:p>Valor total</text:p>
            </chart:title>
            <chart:grid chart:style-name="ch8" chart:class="major"/>
          </chart:axis>
          <chart:series chart:style-name="ch9" chart:values-cell-range-address="Planilha1.G2:Planilha1.G13" chart:label-cell-address="Planilha1.G1:Planilha1.G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total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ssoa A</text:p>
                <draw:g>
                  <svg:desc>Planilha1.A2:Planilha1.A13</svg:desc>
                </draw:g>
              </table:table-cell>
              <table:table-cell office:value-type="float" office:value="53">
                <text:p>53</text:p>
                <draw:g>
                  <svg:desc>Planilha1.G2:Planilha1.G13</svg:desc>
                </draw:g>
              </table:table-cell>
            </table:table-row>
            <table:table-row>
              <table:table-cell office:value-type="string">
                <text:p>Pessoa B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essoa C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essoa D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Pessoa 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essoa F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essoa G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essoa H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Pessoa I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Pessoa J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essoa K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essoa L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